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" svg:font-family="Monospace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12.009cm"/>
    </style:style>
    <style:style style:name="co4" style:family="table-column">
      <style:table-column-properties fo:break-before="auto" style:column-width="10.155cm"/>
    </style:style>
    <style:style style:name="co5" style:family="table-column">
      <style:table-column-properties fo:break-before="auto" style:column-width="15.829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9.989cm"/>
    </style:style>
    <style:style style:name="co9" style:family="table-column">
      <style:table-column-properties fo:break-before="auto" style:column-width="4.44cm"/>
    </style:style>
    <style:style style:name="co10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6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font-name="Monospace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Tabelle1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>
            <text:p>JunitKlasse</text:p>
          </table:table-cell>
          <table:table-cell table:style-name="ce1" office:value-type="string">
            <text:p>Testfall</text:p>
          </table:table-cell>
          <table:table-cell table:style-name="ce1" office:value-type="string">
            <text:p>Getestete Komponenten</text:p>
          </table:table-cell>
          <table:table-cell table:style-name="ce1" office:value-type="string">
            <text:p>Getestete Funktionalität</text:p>
          </table:table-cell>
          <table:table-cell table:style-name="ce1" office:value-type="string">
            <text:p>Erfolg des Testes</text:p>
          </table:table-cell>
          <table:table-cell table:style-name="ce8" office:value-type="string">
            <text:p>Art des Fehlers</text:p>
          </table:table-cell>
          <table:table-cell table:style-name="ce1" office:value-type="string">
            <text:p>Fehler behoben in</text:p>
          </table:table-cell>
        </table:table-row>
        <table:table-row table:style-name="ro3">
          <table:table-cell office:value-type="string">
            <text:p>TermValueTest</text:p>
          </table:table-cell>
          <table:table-cell office:value-type="string">
            <text:p>test_doubleValue_getValue_valid</text:p>
          </table:table-cell>
          <table:table-cell office:value-type="string">
            <text:p>TermValue, DoubleValue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ValueTest</text:p>
          </table:table-cell>
          <table:table-cell office:value-type="string">
            <text:p>test_floatValue_getValue_valid</text:p>
          </table:table-cell>
          <table:table-cell office:value-type="string">
            <text:p>TermValue, FloatValue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ValueTest</text:p>
          </table:table-cell>
          <table:table-cell office:value-type="string">
            <text:p>test_intValue_getValue_valid</text:p>
          </table:table-cell>
          <table:table-cell office:value-type="string">
            <text:p>TermValue, IntValue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ValueTest</text:p>
          </table:table-cell>
          <table:table-cell office:value-type="string">
            <text:p>test_longValue_getValue_valid</text:p>
          </table:table-cell>
          <table:table-cell office:value-type="string">
            <text:p>TermValue, LongValue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ValueTest</text:p>
          </table:table-cell>
          <table:table-cell office:value-type="string">
            <text:p>test_charValue_getValue_valid</text:p>
          </table:table-cell>
          <table:table-cell office:value-type="string">
            <text:p>TermValue, CharValue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ValueTest</text:p>
          </table:table-cell>
          <table:table-cell office:value-type="string">
            <text:p>test_booleanValue_getValue_valid</text:p>
          </table:table-cell>
          <table:table-cell office:value-type="string">
            <text:p>TermValue, BooleanValue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ValueTest</text:p>
          </table:table-cell>
          <table:table-cell office:value-type="string">
            <text:p>test_clone_double</text:p>
          </table:table-cell>
          <table:table-cell office:value-type="string">
            <text:p>TermValue, DoubleValue</text:p>
          </table:table-cell>
          <table:table-cell office:value-type="string">
            <text:p>Das Objekt kann korrekt kopiert werden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ValueTest</text:p>
          </table:table-cell>
          <table:table-cell office:value-type="string">
            <text:p>test_clone_float</text:p>
          </table:table-cell>
          <table:table-cell office:value-type="string">
            <text:p>TermValue, FloatValue</text:p>
          </table:table-cell>
          <table:table-cell office:value-type="string">
            <text:p>Das Objekt kann korrekt kopiert werden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ValueTest</text:p>
          </table:table-cell>
          <table:table-cell office:value-type="string">
            <text:p>test_clone_int</text:p>
          </table:table-cell>
          <table:table-cell office:value-type="string">
            <text:p>TermValue, IntValue</text:p>
          </table:table-cell>
          <table:table-cell office:value-type="string">
            <text:p>Das Objekt kann korrekt kopiert werden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ValueTest</text:p>
          </table:table-cell>
          <table:table-cell office:value-type="string">
            <text:p>test_clone_long</text:p>
          </table:table-cell>
          <table:table-cell office:value-type="string">
            <text:p>TermValue, LongValue</text:p>
          </table:table-cell>
          <table:table-cell office:value-type="string">
            <text:p>Das Objekt kann korrekt kopiert werden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ValueTest</text:p>
          </table:table-cell>
          <table:table-cell office:value-type="string">
            <text:p>test_clone_char</text:p>
          </table:table-cell>
          <table:table-cell office:value-type="string">
            <text:p>TermValue, CharValue</text:p>
          </table:table-cell>
          <table:table-cell office:value-type="string">
            <text:p>Das Objekt kann korrekt kopiert werden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ValueTest</text:p>
          </table:table-cell>
          <table:table-cell office:value-type="string">
            <text:p>test_clone_boolean</text:p>
          </table:table-cell>
          <table:table-cell office:value-type="string">
            <text:p>TermValue, BooleanValue</text:p>
          </table:table-cell>
          <table:table-cell office:value-type="string">
            <text:p>Das Objekt kann korrekt kopiert werden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ValueTest</text:p>
          </table:table-cell>
          <table:table-cell office:value-type="string">
            <text:p>test_arithmetic_operations</text:p>
          </table:table-cell>
          <table:table-cell office:value-type="string">
            <text:p>TermValue, IntValue, FloatValue, LongValue, DoubleValue</text:p>
          </table:table-cell>
          <table:table-cell office:value-type="string">
            <text:p>Arithmetische Operationen</text:p>
          </table:table-cell>
          <table:table-cell office:value-type="string">
            <text:p>Nein</text:p>
          </table:table-cell>
          <table:table-cell office:value-type="string">
            <text:p>Falscher Typ des Wertes</text:p>
          </table:table-cell>
          <table:table-cell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variableTerm</text:p>
          </table:table-cell>
          <table:table-cell office:value-type="string">
            <text:p>Term, VariableTerm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variableRelationalTerm</text:p>
          </table:table-cell>
          <table:table-cell office:value-type="string">
            <text:p>Term, VariableRelationalTerm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constantTerm</text:p>
          </table:table-cell>
          <table:table-cell office:value-type="string">
            <text:p>Term, ConstantTerm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multiplicationTerm</text:p>
          </table:table-cell>
          <table:table-cell office:value-type="string">
            <text:p>Term, MultiplicationTerm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divisionTerm</text:p>
          </table:table-cell>
          <table:table-cell office:value-type="string">
            <text:p>Term, DivisionTerm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additionTerm</text:p>
          </table:table-cell>
          <table:table-cell office:value-type="string">
            <text:p>Term, AdditionTerm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subtractionTerm</text:p>
          </table:table-cell>
          <table:table-cell office:value-type="string">
            <text:p>Term, SubtractionTerm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moduloTerm</text:p>
          </table:table-cell>
          <table:table-cell office:value-type="string">
            <text:p>Term, ModuloTerm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negativeTerm</text:p>
          </table:table-cell>
          <table:table-cell office:value-type="string">
            <text:p>Term, NegativeTerm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NotCondition</text:p>
          </table:table-cell>
          <table:table-cell office:value-type="string">
            <text:p>Term, NotCondition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OrCondition</text:p>
          </table:table-cell>
          <table:table-cell office:value-type="string">
            <text:p>Term, BinaryCondition, OrCondition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AndCondition</text:p>
          </table:table-cell>
          <table:table-cell office:value-type="string">
            <text:p>Term, BinaryCondition, AndCondition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moreComparison</text:p>
          </table:table-cell>
          <table:table-cell office:value-type="string">
            <text:p>Term, Comparison, MoreComparison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moreEqualComparison</text:p>
          </table:table-cell>
          <table:table-cell office:value-type="string">
            <text:p>Term, Comparison, MoreEqualComparison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lessComparison</text:p>
          </table:table-cell>
          <table:table-cell office:value-type="string">
            <text:p>Term, Comparison, LessComparison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lessEqualComparison</text:p>
          </table:table-cell>
          <table:table-cell office:value-type="string">
            <text:p>Term, Comparison, LessEqualComparison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equalComparison</text:p>
          </table:table-cell>
          <table:table-cell office:value-type="string">
            <text:p>Term, Comparison, EqualComparison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office:value-type="string">
            <text:p>test_notEqualComparison</text:p>
          </table:table-cell>
          <table:table-cell office:value-type="string">
            <text:p>Term, Comparison, NotEqualComparison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table:style-name="ce3" office:value-type="string">
            <text:p>test_termList</text:p>
          </table:table-cell>
          <table:table-cell office:value-type="string">
            <text:p>Term, TermList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table:style-name="ce4" office:value-type="string">
            <text:p>test_arrayAccessTerm_one_dim</text:p>
          </table:table-cell>
          <table:table-cell office:value-type="string">
            <text:p>Term, ArrayAccessTerm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table:style-name="ce4" office:value-type="string">
            <text:p>test_arrayAccessTerm_two_dim</text:p>
          </table:table-cell>
          <table:table-cell office:value-type="string">
            <text:p>Term, ArrayAccessTerm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table:style-name="ce4" office:value-type="string">
            <text:p>test_arrayAccessTerm_three_dim</text:p>
          </table:table-cell>
          <table:table-cell office:value-type="string">
            <text:p>Term, ArrayAccessTerm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Test</text:p>
          </table:table-cell>
          <table:table-cell table:style-name="ce4" office:value-type="string">
            <text:p>test_arrayAccessRelationalTerm_one_dim</text:p>
          </table:table-cell>
          <table:table-cell office:value-type="string">
            <text:p>Term, ArrayAccessRelationalTerm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Nein</text:p>
          </table:table-cell>
          <table:table-cell table:style-name="ce9" office:value-type="string" table:number-columns-spanned="1" table:number-rows-spanned="3">
            <text:p>„Z.a“ kann keinem Programm zugeordnet werden. Wurde bei einer Implementierungsänderung vergessen.</text:p>
          </table:table-cell>
          <table:table-cell table:style-name="ce10" office:value-type="string" table:number-columns-spanned="1" table:number-rows-spanned="3">
            <text:p>ArrayAccessRelationalTerm</text:p>
          </table:table-cell>
        </table:table-row>
        <table:table-row table:style-name="ro3">
          <table:table-cell office:value-type="string">
            <text:p>TermTest</text:p>
          </table:table-cell>
          <table:table-cell table:style-name="ce4" office:value-type="string">
            <text:p>test_arrayAccessRelationalTerm_two_dim</text:p>
          </table:table-cell>
          <table:table-cell office:value-type="string">
            <text:p>Term, ArrayAccessRelationalTerm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Nein</text:p>
          </table:table-cell>
          <table:covered-table-cell table:number-columns-repeated="2"/>
        </table:table-row>
        <table:table-row table:style-name="ro3">
          <table:table-cell office:value-type="string">
            <text:p>TermTest</text:p>
          </table:table-cell>
          <table:table-cell table:style-name="ce4" office:value-type="string">
            <text:p>test_arrayAccessRelationalTerm_three_dim</text:p>
          </table:table-cell>
          <table:table-cell office:value-type="string">
            <text:p>Term, ArrayAccessRelationalTerm</text:p>
          </table:table-cell>
          <table:table-cell office:value-type="string">
            <text:p>Die konkrete Termauspraegung liefert bei ihren evaluate Methoden das richtige Ergebnis</text:p>
          </table:table-cell>
          <table:table-cell office:value-type="string">
            <text:p>Nein</text:p>
          </table:table-cell>
          <table:covered-table-cell table:number-columns-repeated="2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table:style-name="ce4"/>
          <table:table-cell table:number-columns-repeated="5"/>
        </table:table-row>
        <table:table-row table:style-name="ro3" table:number-rows-repeated="3">
          <table:table-cell/>
          <table:table-cell table:style-name="Default"/>
          <table:table-cell table:number-columns-repeated="5"/>
        </table:table-row>
        <table:table-row table:style-name="ro4">
          <table:table-cell office:value-type="string">
            <text:p>RDBFTest</text:p>
          </table:table-cell>
          <table:table-cell table:style-name="ce5" office:value-type="string">
            <text:p>test_RDBFData</text:p>
          </table:table-cell>
          <table:table-cell office:value-type="string">
            <text:p>RDBFData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4">
          <table:table-cell office:value-type="string">
            <text:p>RDBFTest</text:p>
          </table:table-cell>
          <table:table-cell table:style-name="ce6" office:value-type="string">
            <text:p>test_RDBFBlock</text:p>
          </table:table-cell>
          <table:table-cell office:value-type="string">
            <text:p>RDBFBlock, RDBFData, RDBFAdditions</text:p>
          </table:table-cell>
          <table:table-cell office:value-type="string">
            <text:p>Block und Datenspeicherung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4">
          <table:table-cell office:value-type="string">
            <text:p>RDBFTest</text:p>
          </table:table-cell>
          <table:table-cell table:style-name="ce6" office:value-type="string">
            <text:p>test_RDBFParser</text:p>
          </table:table-cell>
          <table:table-cell office:value-type="string">
            <text:p>RDBFParser</text:p>
          </table:table-cell>
          <table:table-cell office:value-type="string">
            <text:p>Korrektes parsen von Zeilen</text:p>
          </table:table-cell>
          <table:table-cell office:value-type="string">
            <text:p>Nein</text:p>
          </table:table-cell>
          <table:table-cell office:value-type="string">
            <text:p>RDBF unterstützt keine negative Zahlen</text:p>
          </table:table-cell>
          <table:table-cell office:value-type="string">
            <text:p>RDBFParser (Z. 67-74)</text:p>
          </table:table-cell>
        </table:table-row>
        <table:table-row table:style-name="ro4">
          <table:table-cell/>
          <table:table-cell table:style-name="Default"/>
          <table:table-cell table:number-columns-repeated="3"/>
          <table:table-cell office:value-type="string">
            <text:p>Float und Double mit Exponent sind nicht in der Grammatik</text:p>
          </table:table-cell>
          <table:table-cell office:value-type="string">
            <text:p>RDBFParser (Z. 67-74)</text:p>
          </table:table-cell>
        </table:table-row>
        <table:table-row table:style-name="ro4">
          <table:table-cell office:value-type="string">
            <text:p>RDBFTest</text:p>
          </table:table-cell>
          <table:table-cell table:style-name="ce5" office:value-type="string">
            <text:p>test_RDBFPropReader</text:p>
          </table:table-cell>
          <table:table-cell office:value-type="string">
            <text:p>RDBFPropReader, PropertiesFile</text:p>
          </table:table-cell>
          <table:table-cell office:value-type="string">
            <text:p>Lesen der Einstellungs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4">
          <table:table-cell office:value-type="string">
            <text:p>RDBFTest</text:p>
          </table:table-cell>
          <table:table-cell table:style-name="ce6" office:value-type="string">
            <text:p>test_RDBFPropWriter</text:p>
          </table:table-cell>
          <table:table-cell office:value-type="string">
            <text:p>RDBFPropWriter, PropertiesFile</text:p>
          </table:table-cell>
          <table:table-cell office:value-type="string">
            <text:p>Schreiben einer Einstellungs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4">
          <table:table-cell office:value-type="string">
            <text:p>RDBFTest</text:p>
          </table:table-cell>
          <table:table-cell table:style-name="ce6" office:value-type="string">
            <text:p>test_RDBFReader</text:p>
          </table:table-cell>
          <table:table-cell office:value-type="string">
            <text:p>RDBFReader</text:p>
          </table:table-cell>
          <table:table-cell office:value-type="string">
            <text:p>Lesen einer RDBF 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4">
          <table:table-cell office:value-type="string">
            <text:p>RDBFTest</text:p>
          </table:table-cell>
          <table:table-cell table:style-name="ce6" office:value-type="string">
            <text:p>test_RDBFDBReader</text:p>
          </table:table-cell>
          <table:table-cell office:value-type="string">
            <text:p>RDBFDBReader, ConfigurationFile, LanguageFile</text:p>
          </table:table-cell>
          <table:table-cell office:value-type="string">
            <text:p>Konvertieren einer RDBFDatei in ein ConfigurationFile bzw. Language File Objekt</text:p>
          </table:table-cell>
          <table:table-cell office:value-type="string">
            <text:p>Nein</text:p>
          </table:table-cell>
          <table:table-cell office:value-type="string">
            <text:p>Letztes \r\n wird nicht gelöscht</text:p>
          </table:table-cell>
          <table:table-cell office:value-type="string">
            <text:p>RDBFReader (Z. 87)</text:p>
          </table:table-cell>
        </table:table-row>
        <table:table-row table:style-name="ro4">
          <table:table-cell office:value-type="string">
            <text:p>RDBFTest</text:p>
          </table:table-cell>
          <table:table-cell table:style-name="ce6" office:value-type="string">
            <text:p>test_RDBFDBWriter</text:p>
          </table:table-cell>
          <table:table-cell office:value-type="string">
            <text:p>RDBFDBWriter, ConfigurationFile, LanguageFile</text:p>
          </table:table-cell>
          <table:table-cell office:value-type="string">
            <text:p>Schreiben einer Konfigurations bzw. Sprach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 table:number-rows-repeated="2">
          <table:table-cell/>
          <table:table-cell table:style-name="ce7"/>
          <table:table-cell table:number-columns-repeated="5"/>
        </table:table-row>
        <table:table-row table:style-name="ro3">
          <table:table-cell office:value-type="string">
            <text:p>DeclarationTest</text:p>
          </table:table-cell>
          <table:table-cell table:style-name="ce7" office:value-type="string">
            <text:p>test_Declaration_variableAlreadyDeclared</text:p>
          </table:table-cell>
          <table:table-cell office:value-type="string">
            <text:p>Declaration (Command)</text:p>
          </table:table-cell>
          <table:table-cell office:value-type="string">
            <text:p>Exception wird korrekt geworf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AssignmentTest</text:p>
          </table:table-cell>
          <table:table-cell table:style-name="ce7" office:value-type="string">
            <text:p>test_Assignment_valid</text:p>
          </table:table-cell>
          <table:table-cell office:value-type="string">
            <text:p>Assignment (Command)</text:p>
          </table:table-cell>
          <table:table-cell office:value-type="string">
            <text:p>Command wird korrekt ausgeführt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AssignmentTest</text:p>
          </table:table-cell>
          <table:table-cell table:style-name="ce7" office:value-type="string">
            <text:p>test_Assignment_VariableNotFound</text:p>
          </table:table-cell>
          <table:table-cell office:value-type="string">
            <text:p>Assignment (Command)</text:p>
          </table:table-cell>
          <table:table-cell office:value-type="string">
            <text:p>Exception wird korrekt geworf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AssignmentTest</text:p>
          </table:table-cell>
          <table:table-cell table:style-name="ce7" office:value-type="string">
            <text:p>test_Assignment_WrongTypeAssignment</text:p>
          </table:table-cell>
          <table:table-cell office:value-type="string">
            <text:p>Assignment (Command)</text:p>
          </table:table-cell>
          <table:table-cell office:value-type="string">
            <text:p>Exception wird korrekt geworf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DeclarationAssignmentTest</text:p>
          </table:table-cell>
          <table:table-cell table:style-name="ce7" office:value-type="string">
            <text:p>test_DeclarationAssignment_valid</text:p>
          </table:table-cell>
          <table:table-cell office:value-type="string">
            <text:p>DeclarationAssignment (Command)</text:p>
          </table:table-cell>
          <table:table-cell office:value-type="string">
            <text:p>Command wird korrekt ausgeführt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DeclarationAssignmentTest</text:p>
          </table:table-cell>
          <table:table-cell table:style-name="ce7" office:value-type="string">
            <text:p>test_DeclarationAssignment_variableAlreadyDeclared</text:p>
          </table:table-cell>
          <table:table-cell office:value-type="string">
            <text:p>DeclarationAssignment (Command)</text:p>
          </table:table-cell>
          <table:table-cell office:value-type="string">
            <text:p>Exception wird korrekt geworf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DeclarationAssignmentTest</text:p>
          </table:table-cell>
          <table:table-cell table:style-name="ce7" office:value-type="string">
            <text:p>test_DeclarationAssignment_WrongTypeAssignment</text:p>
          </table:table-cell>
          <table:table-cell office:value-type="string">
            <text:p>DeclarationAssignment (Command)</text:p>
          </table:table-cell>
          <table:table-cell office:value-type="string">
            <text:p>Exception wird korrekt geworf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IfCommandTest</text:p>
          </table:table-cell>
          <table:table-cell table:style-name="ce7" office:value-type="string">
            <text:p>test_ifCommand_validCondition</text:p>
          </table:table-cell>
          <table:table-cell office:value-type="string">
            <text:p>IfCommand</text:p>
          </table:table-cell>
          <table:table-cell office:value-type="string">
            <text:p>Command wird korrekt ausgeführt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IfCommandTest</text:p>
          </table:table-cell>
          <table:table-cell table:style-name="ce7" office:value-type="string">
            <text:p>test_ifCommand_invalidCondition</text:p>
          </table:table-cell>
          <table:table-cell office:value-type="string">
            <text:p>IfCommand</text:p>
          </table:table-cell>
          <table:table-cell office:value-type="string">
            <text:p>Command wird korrekt ausgeführt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IfCommandTest</text:p>
          </table:table-cell>
          <table:table-cell table:style-name="ce7" office:value-type="string">
            <text:p>test_ifCommand_ConditionNotBoolean</text:p>
          </table:table-cell>
          <table:table-cell office:value-type="string">
            <text:p>IfCommand</text:p>
          </table:table-cell>
          <table:table-cell/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ArrayCommandsTest</text:p>
          </table:table-cell>
          <table:table-cell office:value-type="string">
            <text:p>test_arrayDeclaration_one_dim</text:p>
          </table:table-cell>
          <table:table-cell office:value-type="string">
            <text:p>Command, ArrayDeclaration</text:p>
          </table:table-cell>
          <table:table-cell office:value-type="string">
            <text:p>Deklaration eines eindimensionalen Array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ArrayCommandsTest</text:p>
          </table:table-cell>
          <table:table-cell office:value-type="string">
            <text:p>test_arrayDeclaration_one_dim_complicated</text:p>
          </table:table-cell>
          <table:table-cell office:value-type="string">
            <text:p>Command, ArrayDeclaration</text:p>
          </table:table-cell>
          <table:table-cell office:value-type="string">
            <text:p>Deklaration eines eindimensionalen Arrays, die Größe muss errechnet werden: int[2+x] a;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ArrayCommandsTest</text:p>
          </table:table-cell>
          <table:table-cell office:value-type="string">
            <text:p>test_arrayDeclaration_two_dim</text:p>
          </table:table-cell>
          <table:table-cell office:value-type="string">
            <text:p>Command, ArrayDeclaration</text:p>
          </table:table-cell>
          <table:table-cell office:value-type="string">
            <text:p>Deklaration eines zweidimensionalen Array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ArrayCommandsTest</text:p>
          </table:table-cell>
          <table:table-cell office:value-type="string">
            <text:p>test_arrayDeclaration_three_dim</text:p>
          </table:table-cell>
          <table:table-cell office:value-type="string">
            <text:p>Command, ArrayDeclaration</text:p>
          </table:table-cell>
          <table:table-cell office:value-type="string">
            <text:p>Deklaration eines dreidimensionalen Arrays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ArrayCommandsTest</text:p>
          </table:table-cell>
          <table:table-cell office:value-type="string">
            <text:p>test_arrayDeclaration_and_elementAssign_one_dim</text:p>
          </table:table-cell>
          <table:table-cell office:value-type="string">
            <text:p>Command, ArrayDeclaration, ArrayElementAssignment</text:p>
          </table:table-cell>
          <table:table-cell office:value-type="string">
            <text:p>Deklaration eines <text:s/>Arrays, Korrektes Zuweisen eines Wertes an einer Stelle im Array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ArrayCommandsTest</text:p>
          </table:table-cell>
          <table:table-cell office:value-type="string">
            <text:p>test_arrayDeclaration_and_elementAssign_two_dim</text:p>
          </table:table-cell>
          <table:table-cell office:value-type="string">
            <text:p>Command, ArrayDeclaration, ArrayElementAssignment</text:p>
          </table:table-cell>
          <table:table-cell office:value-type="string">
            <text:p>Deklaration eines <text:s/>Arrays, Korrektes Zuweisen eines Wertes an einer Stelle im Array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ArrayCommandsTest</text:p>
          </table:table-cell>
          <table:table-cell office:value-type="string">
            <text:p>test_arrayDeclaration_and_elementAssign_three_dim</text:p>
          </table:table-cell>
          <table:table-cell office:value-type="string">
            <text:p>Command, ArrayDeclaration, ArrayElementAssignment</text:p>
          </table:table-cell>
          <table:table-cell office:value-type="string">
            <text:p>Deklaration eines <text:s/>Arrays, Korrektes Zuweisen eines Wertes an einer Stelle im Array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 table:number-rows-repeated="13">
          <table:table-cell/>
          <table:table-cell table:style-name="Default"/>
          <table:table-cell table:number-columns-repeated="5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Addition_constant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Addition_variable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Addition_constant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Addition_variable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ultiplication_constant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ultiplication_variable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ultiplication_constant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ultiplication_variable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Division_constant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Division_constant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Division_variable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Division_variable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Subtraction_constant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Subtraction_constant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Subtraction_variable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Subtraction_variable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odulo_constant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odulo_constant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odulo_variable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odulo_variable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oreComparison_constant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oreComparison_constant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oreComparison_variable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oreComparison_variable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oreEqualComparison_constant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oreEqualComparison_constant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oreEqualComparison_variable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MoreEqualComparison_variable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LessComparison_constant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LessComparison_variable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LessComparison_constant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LessComparison_variable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LessEqualComparison_constant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LessEqualComparison_variable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LessEqualComparison_constant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LessEqualComparison_variable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EqualComparison_constant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EqualComparison_variable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EqualComparison_constant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EqualComparison_variable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NotEqualComparison_constant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NotEqualComparison_variable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NotEqualComparison_constant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NotEqualComparison_variable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AndCondition_constant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AndCondition_variable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AndCondition_constant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AndCondition_variable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OrCondition_constant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OrCondition_variable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OrCondition_constant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OrCondition_variable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NotCondition_constant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NotCondition_variable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TermGenerationVisitorTest</text:p>
          </table:table-cell>
          <table:table-cell office:value-type="string">
            <text:p>test_combinedComplicatedTerm() </text:p>
          </table:table-cell>
          <table:table-cell office:value-type="string">
            <text:p>TermGenerationVisitor, Grammatik von Wlang</text:p>
          </table:table-cell>
          <table:table-cell office:value-type="string">
            <text:p>Aus einem String, der den Term beschreibt, wird der korrekte Baum aus Termklassen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 table:number-rows-repeated="9">
          <table:table-cell/>
          <table:table-cell table:style-name="Default"/>
          <table:table-cell table:number-columns-repeated="5"/>
        </table:table-row>
        <table:table-row table:style-name="ro3">
          <table:table-cell office:value-type="string">
            <text:p>CommandGenerationVisitorTest</text:p>
          </table:table-cell>
          <table:table-cell office:value-type="string">
            <text:p>test_code_with_ifstatements()</text:p>
          </table:table-cell>
          <table:table-cell office:value-type="string">
            <text:p>CommandGenerationVisitor, Grammatik von Wlang</text:p>
          </table:table-cell>
          <table:table-cell office:value-type="string">
            <text:p>Aus einem Quelltext als String wird der korrekte Commandklassenbaum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CommandGenerationVisitorTest</text:p>
          </table:table-cell>
          <table:table-cell office:value-type="string">
            <text:p>test_code_with_ifelsestatements()</text:p>
          </table:table-cell>
          <table:table-cell office:value-type="string">
            <text:p>CommandGenerationVisitor, Grammatik von Wlang</text:p>
          </table:table-cell>
          <table:table-cell office:value-type="string">
            <text:p>Aus einem Quelltext als String wird der korrekte Commandklassenbaum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CommandGenerationVisitorTest</text:p>
          </table:table-cell>
          <table:table-cell office:value-type="string">
            <text:p>test_code_with_whileStatement()</text:p>
          </table:table-cell>
          <table:table-cell office:value-type="string">
            <text:p>CommandGenerationVisitor, Grammatik von Wlang</text:p>
          </table:table-cell>
          <table:table-cell office:value-type="string">
            <text:p>Aus einem Quelltext als String wird der korrekte Commandklassenbaum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CommandGenerationVisitorTest</text:p>
          </table:table-cell>
          <table:table-cell office:value-type="string">
            <text:p>test_code_with_two_functions()</text:p>
          </table:table-cell>
          <table:table-cell office:value-type="string">
            <text:p>CommandGenerationVisitor, Grammatik von Wlang</text:p>
          </table:table-cell>
          <table:table-cell office:value-type="string">
            <text:p>Aus einem Quelltext als String wird der korrekte Commandklassenbaum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CommandGenerationVisitorTest</text:p>
          </table:table-cell>
          <table:table-cell office:value-type="string">
            <text:p>test_code_with_arrayUsage()</text:p>
          </table:table-cell>
          <table:table-cell office:value-type="string">
            <text:p>CommandGenerationVisitor, Grammatik von Wlang</text:p>
          </table:table-cell>
          <table:table-cell office:value-type="string">
            <text:p>Aus einem Quelltext als String wird der korrekte Commandklassenbaum erzeug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CommandGenerationVisitorTest</text:p>
          </table:table-cell>
          <table:table-cell office:value-type="string">
            <text:p>test_code_with_alltogether()</text:p>
          </table:table-cell>
          <table:table-cell office:value-type="string">
            <text:p>CommandGenerationVisitor, Grammatik von Wlang</text:p>
          </table:table-cell>
          <table:table-cell office:value-type="string">
            <text:p>Aus einem Quelltext als String wird der korrekte Commandklassenbaum erzeugt</text:p>
          </table:table-cell>
          <table:table-cell office:value-type="string">
            <text:p>Ja</text:p>
          </table:table-cell>
          <table:table-cell table:number-columns-repeated="2"/>
        </table:table-row>
      </table:table>
      <table:table table:name="Sheet2" table:style-name="ta1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ospace1" svg:font-family="Monospace"/>
    <style:font-face style:name="Monospace" svg:font-family="Monospace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5.03.2018</text:date>, <text:time>20:27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6:10:48.469979492</meta:creation-date>
    <dc:date>2018-03-05T20:27:52.65</dc:date>
    <meta:editing-duration>PT2H37M43S</meta:editing-duration>
    <meta:editing-cycles>40</meta:editing-cycles>
    <meta:generator>OpenOffice/4.0.1$Win32 OpenOffice.org_project/401m5$Build-9714</meta:generator>
    <meta:document-statistic meta:table-count="2" meta:cell-count="635" meta:object-count="0"/>
  </office:meta>
</office:document-meta>
</file>